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Sect1" style:family="section">
      <style:section-properties fo:background-color="#94006b" style:editable="false">
        <style:columns fo:column-count="1" fo:column-gap="0cm"/>
        <style:background-image/>
      </style:section-properties>
    </style:style>
    <style:style style:name="Sect2" style:family="section">
      <style:section-properties fo:background-color="#ffcc99" style:editable="false">
        <style:columns fo:column-count="1" fo:column-gap="0cm"/>
        <style:background-image/>
      </style:section-properties>
    </style:style>
    <style:style style:name="Sect3" style:family="section">
      <style:section-properties fo:background-color="#00b8ff" style:editable="false">
        <style:columns fo:column-count="1" fo:column-gap="0cm"/>
        <style:background-image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re is some plain text with some nice <text:reference-mark-start text:name="TextReference"/>TextReference<text:reference-mark-end text:name="TextReference"/>!</text:p>
      <text:p text:style-name="Standard"/>
      <text:section text:style-name="Sect1" text:name="Section1">
        <text:p text:style-name="Standard">Now comes a section without any TextReference.</text:p>
      </text:section>
      <text:section text:style-name="Sect2" text:name="Section2">
        <text:p text:style-name="Standard">Another section containing a TextReference in the middle of severeal paragraphs.</text:p>
        <text:p text:style-name="Standard">Paragraph 2</text:p>
        <text:p text:style-name="Standard">Paragraph with <text:reference-mark-start text:name="TextReferenceInSeverealParagraphs"/>AnotherTextReference<text:reference-mark-end text:name="TextReferenceInSeverealParagraphs"/></text:p>
        <text:p text:style-name="Standard">Another paragraph.</text:p>
      </text:section>
      <text:section text:style-name="Sect3" text:name="Section3">
        <text:p text:style-name="Standard">A third section with <text:reference-mark-start text:name="MultipleTextRefOne"/>more<text:reference-mark-end text:name="MultipleTextRefOne"/> <text:reference-mark-start text:name="MultipleTextRefTwo"/>than<text:reference-mark-end text:name="MultipleTextRefTwo"/> one TextReference in only one paragraph is also <text:reference-mark-start text:name="MultipleTextRefThree"/>possible<text:reference-mark-end text:name="MultipleTextRefThree"/>.</text:p>
      </text:section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o<text:reference-mark-start text:name="TableTextRef1"/>pLef<text:reference-mark-end text:name="TableTextRef1"/>t</text:p>
          </table:table-cell>
          <table:table-cell table:style-name="Table1.B1" office:value-type="string">
            <text:p text:style-name="Table_20_Contents">TopRight</text:p>
          </table:table-cell>
        </table:table-row>
        <table:table-row>
          <table:table-cell table:style-name="Table1.A2" office:value-type="string">
            <text:p text:style-name="Table_20_Contents">BottomLeft</text:p>
          </table:table-cell>
          <table:table-cell table:style-name="Table1.B2" office:value-type="string">
            <text:p text:style-name="Table_20_Contents"><text:reference-mark-start text:name="TableTextRef2"/>Bottom<text:reference-mark-end text:name="TableTextRef2"/>Righ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Tobias Gesellchen</meta:initial-creator>
    <meta:creation-date>2011-08-09T15:12:44</meta:creation-date>
    <meta:generator>OpenOffice.org/3.1$Unix OpenOffice.org_project/310m19$Build-9420</meta:generator>
    <dc:date>2012-01-08T14:35:19</dc:date>
    <dc:creator>Ansgar Konermann</dc:creator>
    <meta:editing-duration>PT00H59M53S</meta:editing-duration>
    <meta:editing-cycles>8</meta:editing-cycles>
    <dc:description>This file is part of "JODReports :: Testing Support Library".

Copyright (C) 2011-2012 Ansgar Konermann and contributing authors.

This program is free software: you can redistribute it and/or modify it
under the terms of the  GNU Lesser General Public License  as published
by the  Free Software Foundation,  either version 3  of the License, or
(at your option) any later version.

This program is  distributed in  the hope that  it will be  useful, but
WITHOUT   ANY   WARRANTY;   without   even   the  implied  warranty  of
MERCHANTABILITY or FITNESS FOR A PARTICULAR PURPOSE.

See the GNU Lesser General Public License for more details.

You should have received a copy of the GNU General Public License along
with this program. If not, see &lt;http://www.gnu.org/licenses/&gt;.</dc:description>
    <meta:document-statistic meta:table-count="1" meta:image-count="0" meta:object-count="0" meta:page-count="1" meta:paragraph-count="11" meta:word-count="53" meta:character-count="367"/>
  </office:meta>
</office:document-meta>
</file>